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style:line-height-at-least="0.1874in" fo:text-align="start" style:justify-single-word="false" fo:text-indent="0in" style:auto-text-indent="false" fo:background-color="transparent"/>
      <style:text-properties fo:font-variant="normal" fo:text-transform="none" fo:language="es" fo:country="ES" fo:font-style="normal" fo:font-weight="normal"/>
    </style:style>
    <style:style style:name="T1" style:family="text">
      <style:text-properties style:font-name="Calibri" fo:font-size="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4</text:span> </text:p>
      <text:p text:style-name="P1"><text:span text:style-name="T1">Notación-asintótica: distintos tipos de métodos para evaluar la eficiencia de un algoritmo. Cada uno de los tipos de notación asintótica se centra en una característica de los distintos casos de ejecución de un algoritmo</text:span> </text:p>
      <text:p text:style-name="P1"><text:span text:style-name="T1">Notación-Big-O: un tipo de notación asintótica que es el que más se utilizar para evaluar la eficiencia de los algoritmos: define la cota superior del algoritmo.</text:span> </text:p>
      <text:p text:style-name="P1"><text:span text:style-name="T1">Algoritmos-de-ordenación: algoritmos para ordenar los elementos de un array o lista.</text:spa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6:12:10.177775029</meta:creation-date>
    <dc:date>2021-07-02T16:22:06.626394375</dc:date>
    <meta:editing-duration>PT9M57S</meta:editing-duration>
    <meta:editing-cycles>1</meta:editing-cycles>
    <meta:document-statistic meta:table-count="0" meta:image-count="0" meta:object-count="0" meta:page-count="1" meta:paragraph-count="4" meta:word-count="72" meta:character-count="472" meta:non-whitespace-character-count="400"/>
    <meta:generator>LibreOffice/6.4.6.2$Linux_X86_64 LibreOffice_project/40$Build-2</meta:generator>
  </office:meta>
</office:document-meta>
</file>